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Menlo, Courier,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5da7" officeooo:paragraph-rsid="000e5da7"/>
    </style:style>
    <style:style style:name="P2" style:family="paragraph" style:parent-style-name="Standard">
      <style:text-properties officeooo:rsid="000e5da7" officeooo:paragraph-rsid="0010bfb8"/>
    </style:style>
    <style:style style:name="P3" style:family="paragraph" style:parent-style-name="Standard">
      <style:text-properties officeooo:rsid="0010bfb8" officeooo:paragraph-rsid="0010bfb8"/>
    </style:style>
    <style:style style:name="P4" style:family="paragraph" style:parent-style-name="Standard">
      <style:text-properties officeooo:rsid="0010bfb8" officeooo:paragraph-rsid="0010bfb8"/>
    </style:style>
    <style:style style:name="P5" style:family="paragraph" style:parent-style-name="Standard">
      <style:text-properties officeooo:rsid="000e5da7" officeooo:paragraph-rsid="000e5da7"/>
    </style:style>
    <style:style style:name="P6" style:family="paragraph" style:parent-style-name="Standard">
      <style:text-properties fo:font-variant="normal" fo:text-transform="none" fo:color="#333333" style:font-name="Liberation Serif" fo:font-size="12pt" fo:letter-spacing="normal" fo:font-style="normal" fo:font-weight="normal" officeooo:rsid="000e5da7" officeooo:paragraph-rsid="0010bfb8" style:font-size-asian="12pt" style:font-size-complex="12pt"/>
    </style:style>
    <style:style style:name="P7" style:family="paragraph" style:parent-style-name="Standard">
      <style:text-properties style:font-name="Liberation Serif" fo:font-size="12pt" officeooo:rsid="0010bfb8" officeooo:paragraph-rsid="0010bfb8" style:font-size-asian="12pt" style:font-size-complex="12pt"/>
    </style:style>
    <style:style style:name="P8" style:family="paragraph" style:parent-style-name="Standard">
      <style:text-properties style:font-name="Liberation Serif" fo:font-size="12pt" officeooo:rsid="000e5da7" officeooo:paragraph-rsid="000e5da7" style:font-size-asian="12pt" style:font-size-complex="12pt"/>
    </style:style>
    <style:style style:name="P9" style:family="paragraph" style:parent-style-name="Standard">
      <style:text-properties officeooo:rsid="0011a0fb" officeooo:paragraph-rsid="0011a0fb"/>
    </style:style>
    <style:style style:name="P10" style:family="paragraph" style:parent-style-name="Standard">
      <style:text-properties officeooo:rsid="0011a0fb" officeooo:paragraph-rsid="0011e56a"/>
    </style:style>
    <style:style style:name="P11" style:family="paragraph" style:parent-style-name="Standard">
      <style:paragraph-properties fo:text-align="center" style:justify-single-word="false"/>
      <style:text-properties officeooo:rsid="0013bd34" officeooo:paragraph-rsid="0013bd34"/>
    </style:style>
    <style:style style:name="P12" style:family="paragraph" style:parent-style-name="Standard">
      <style:text-properties fo:font-weight="bold" officeooo:rsid="0010bfb8" officeooo:paragraph-rsid="0010bfb8" style:font-weight-asian="bold" style:font-weight-complex="bold"/>
    </style:style>
    <style:style style:name="P13" style:family="paragraph" style:parent-style-name="Standard">
      <style:text-properties fo:font-weight="bold" officeooo:rsid="000e5da7" officeooo:paragraph-rsid="000e5da7" style:font-weight-asian="bold" style:font-weight-complex="bold"/>
    </style:style>
    <style:style style:name="P14" style:family="paragraph" style:parent-style-name="Standard">
      <style:text-properties fo:font-weight="bold" officeooo:rsid="000e5da7" officeooo:paragraph-rsid="0010bfb8" style:font-weight-asian="bold" style:font-weight-complex="bold"/>
    </style:style>
    <style:style style:name="P15" style:family="paragraph" style:parent-style-name="Standard">
      <style:paragraph-properties fo:text-align="center" style:justify-single-word="false"/>
      <style:text-properties fo:font-size="14pt" fo:font-weight="bold" officeooo:rsid="0013bd34" officeooo:paragraph-rsid="0013bd34" style:font-size-asian="14pt" style:font-weight-asian="bold" style:font-size-complex="14pt" style:font-weight-complex="bold"/>
    </style:style>
    <style:style style:name="T1" style:family="text">
      <style:text-properties style:font-name="Liberation Serif" fo:font-size="12pt" style:font-size-asian="12pt" style:font-size-complex="12pt"/>
    </style:style>
    <style:style style:name="T2" style:family="text">
      <style:text-properties officeooo:rsid="0011e56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5">Project 1: Database Management</text:p>
      <text:p text:style-name="P11"/>
      <text:p text:style-name="P11"/>
      <text:p text:style-name="P11"/>
      <text:p text:style-name="P11"/>
      <text:p text:style-name="P11"/>
      <text:p text:style-name="P11"/>
      <text:p text:style-name="P11"/>
      <text:p text:style-name="P11"/>
      <text:p text:style-name="P11"/>
      <text:p text:style-name="P11">Lais Deleau</text:p>
      <text:p text:style-name="P11">Kelldorf Kasie</text:p>
      <text:p text:style-name="P11">Sean Miller</text:p>
      <text:p text:style-name="P11">Azaan Dhalla</text:p>
      <text:p text:style-name="P11"/>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2"><text:soft-page-break/>Section I</text:p>
      <text:p text:style-name="P3"/>
      <text:p text:style-name="P9">Shell Scripts</text:p>
      <text:p text:style-name="P9">Find Function - <text:span text:style-name="T2">Kasie</text:span></text:p>
      <text:p text:style-name="P9">Add Function - <text:span text:style-name="T2">Lais</text:span></text:p>
      <text:p text:style-name="P9">Update Function - Sean</text:p>
      <text:p text:style-name="P9">Remove Function - Azaan</text:p>
      <text:p text:style-name="P9">Display Function – <text:span text:style-name="T2">Lais</text:span></text:p>
      <text:p text:style-name="P10"><text:span text:style-name="T2">User </text:span>Interface - Azaan</text:p>
      <text:p text:style-name="P9"/>
      <text:p text:style-name="P9">Report</text:p>
      <text:p text:style-name="P9">Section I - Azaan and Sean</text:p>
      <text:p text:style-name="P9">Section II - Lais</text:p>
      <text:p text:style-name="P9">Section III - Azaan, Sean, Lais, Kasie</text:p>
      <text:p text:style-name="P9">Section IV – Kasie</text:p>
      <text:p text:style-name="P9"/>
      <text:p text:style-name="P9">Development/Collaboration</text:p>
      <text:p text:style-name="P9"/>
      <text:p text:style-name="P9">Before we started working on the project we meet up outside of class to discuss how we wanted to approach the project. <text:s/>We decided which function we each wanted to be responsible for and which function we were going to add. <text:s/>Since we found if difficult to meet between classes we choose to use other tools to help <text:span text:style-name="T2">collaborate</text:span> with each other. <text:s/>We decided to use a <text:span text:style-name="T2">G</text:span>oogle hangouts as our <text:span text:style-name="T2">tool</text:span> to communicate with each other and we also created a git repository so that we share cod<text:span text:style-name="T2">e</text:span> efficiently. <text:s/><text:span text:style-name="T2">We were each responsible pushing one function to repository. <text:s/>The team member who was responsible for creating the user interface incorporated each function into the user interface. <text:s/>We followed the same process in order to complete the report. <text:s/></text:span></text:p>
      <text:p text:style-name="P9"/>
      <text:p text:style-name="P9"/>
      <text:p text:style-name="P13">Section II </text:p>
      <text:p text:style-name="P1"/>
      <text:p text:style-name="P1">The database was designed to store 8 information from each contact. The information includes: </text:p>
      <text:p text:style-name="P1">- First Name: This field stores the first name of each contact. </text:p>
      <text:p text:style-name="P1">- Last Name: This field stores the last name of each contact. This field was separated from first name so it would be easier to find information. </text:p>
      <text:p text:style-name="P1">- Street Address: This field stores the address of the contact without the zip code. </text:p>
      <text:p text:style-name="P1">- Zip Code: This field stores the zip code and compliments the street address. This field was separated from the address so the entries would not be too long, and it would make it easier to find specific information. </text:p>
      <text:p text:style-name="P1">- Home Phone: This field stores the home phone from the contact. </text:p>
      <text:p text:style-name="P1">- Work phone: This field stores the work phone from the contact. The database allowes the user to store more than one phone number from the contact, also it separates business and personal numbers so it is easier to decide which phone number the user needs. </text:p>
      <text:p text:style-name="P1">- Email: This field stores the email address of the contact. </text:p>
      <text:p text:style-name="P1">- Age: This field stores the age of each contact. This field was included in order to personalize the contact information further. </text:p>
      <text:p text:style-name="P1"/>
      <text:p text:style-name="P1">The text file for the database stores each field separated by a colon. <text:s/>This allows the shell script to recognize when one field ends and the other starts. Because colons are used as delimitators, it is considered an invalid character when inputing new information to the database. </text:p>
      <text:p text:style-name="P1"><text:soft-page-break/></text:p>
      <text:p text:style-name="P1">This is the content of the contactlist.txt file that stores the database informations. </text:p>
      <text:p text:style-name="P1">First Name:Last Name:Street Address:Zip Code:Home Phone:Work Phone:Email:Age </text:p>
      <text:p text:style-name="P1">Sean:Miller:334 Guadalupe St:78703:5128745986:5128895410:miller@txstate.edu:21 </text:p>
      <text:p text:style-name="P1">Azaan:Dhalla:2874 51st St:78701:5123315694:5125645632:dhalla@txstate.edu:23 </text:p>
      <text:p text:style-name="P1">Kasie:Kelldorf:91 Main St:78723:5127933653:5123417479:kelldorf@txstate.edu:22 </text:p>
      <text:p text:style-name="P1">Lais:DeLeau:128 Turtle Rd:78729:5123006497:5127418523:deleau@txstate.edu:24 </text:p>
      <text:p text:style-name="P1"/>
      <text:p text:style-name="P1"/>
      <text:p text:style-name="P14">Section III</text:p>
      <text:p text:style-name="P2"/>
      <text:p text:style-name="P2">(find function) </text:p>
      <text:p text:style-name="P2"/>
      <text:p text:style-name="P2">The findRecord() function searches the database. The function asks the user to input the first or last name of the person whose record they want to find and creates a variable, KEY. The function then prints out all records containing the ‘KEY’. The user must type the name exactly as it is written in the database or it will not be displayed. If the user inputs a name that is not found in the database an error message will read, ”No records containing ‘KEY’.” </text:p>
      <text:p text:style-name="P2"/>
      <text:p text:style-name="P2">(adduser function and getInput aux function) </text:p>
      <text:p text:style-name="P1"/>
      <text:p text:style-name="P1">The addUser() function let the user input a new entry in the database. The function requests the user to input all fields in the database, checks if the entry contains illegal characters, such as colons, and inserts the new contact in the database text file. If the user leave a space blank, the function recognizes it as an entry, so the user can add new contacts even without having all the contact information. </text:p>
      <text:p text:style-name="P1"><text:s/>An auxiliary function getInput was designed to check for the illegal entry. This function takes a variable as an argument. <text:s/>It reads the input from the user, checks for colons in the input, and sets the value of the variable it was passed to the user input if there were no validation errors. The function also <text:span text:style-name="T1">requests the user to retype the information if a colon is found in the input. </text:span></text:p>
      <text:p text:style-name="P8"/>
      <text:p text:style-name="P7">(update function)</text:p>
      <text:p text:style-name="P7"/>
      <text:p text:style-name="P6">The update function prints a numbered list of all contacts and prompts the user to select one. Then, the selected contact is deleted and adduser.sh is called to create a new user in its place.</text:p>
      <text:p text:style-name="P2"/>
      <text:p text:style-name="P3">(remove function)</text:p>
      <text:p text:style-name="P1"/>
      <text:p text:style-name="P3">This function removes an entry from the contacts database. <text:s/>The functions first calls the display function which lists all the entries in the database. <text:s/>This allow the user to select which record they would like to remove. It then waits till it receives an input from the user that corresponds to the record. <text:s/>The user input is error checked to ensure that the user entered an integer value. <text:s/>Afterwards we use the sed command to remove a specific line from the database. A confirmation message is echoed then and waits till the user response to continue.</text:p>
      <text:p text:style-name="P3"/>
      <text:p text:style-name="P1">(display function) </text:p>
      <text:p text:style-name="P1"/>
      <text:p text:style-name="P1">The display function prints on the screen the names of the contacts in the database. The function creates a variable dbContentsNoColon and inputs the information from the database in the variable without the field delimitator. Then, a nested for loop goes over each line in the text file, followed by each word in <text:soft-page-break/>each line to concatenate the first and last name into a single variable. <text:s/>After 2 words in a line are encountered, the name is printed. <text:s/>If a user is entered The function was set up this way so the user can check which contacts are already included in the database without the need to display all the information from the contact.</text:p>
      <text:p text:style-name="P1"/>
      <text:p text:style-name="P1"/>
      <text:p text:style-name="P13">SECTION IV </text:p>
      <text:p text:style-name="P1"/>
      <text:p text:style-name="P1">Convention so shell knows what kind of interpreter to run: </text:p>
      <text:p text:style-name="P1">#!/bin/bash </text:p>
      <text:p text:style-name="P1"/>
      <text:p text:style-name="P1">Stores the database file into a new variable, DBFILE: </text:p>
      <text:p text:style-name="P1">DBFILE="contactlist.txt" </text:p>
      <text:p text:style-name="P1"/>
      <text:p text:style-name="P1">Beginning of the findRecord function: </text:p>
      <text:p text:style-name="P1">findRecord() </text:p>
      <text:p text:style-name="P1">{ </text:p>
      <text:p text:style-name="P1"/>
      <text:p text:style-name="P1">Prints the user prompt: </text:p>
      <text:p text:style-name="P1">echo "Enter a first OR last name to" </text:p>
      <text:p text:style-name="P1">echo "search (use proper capitalization):" </text:p>
      <text:p text:style-name="P1"/>
      <text:p text:style-name="P1">Stores the user's input into a new variable, KEY </text:p>
      <text:p text:style-name="P1">read KEY </text:p>
      <text:p text:style-name="P1"><text:s/></text:p>
      <text:p text:style-name="P1">Searches DBFILE for KEY. If KEY is not found in the database the script will move to the else statement: </text:p>
      <text:p text:style-name="P1">if grep -q $KEY $DBFILE; then </text:p>
      <text:p text:style-name="P1"/>
      <text:p text:style-name="P1">Prints formated output message: </text:p>
      <text:p text:style-name="P1">echo " " </text:p>
      <text:p text:style-name="P1">echo "Records containing '$KEY':" </text:p>
      <text:p text:style-name="P1"/>
      <text:p text:style-name="P1">Prints all records in database that contain KEY. Replaces all ":" with " ": </text:p>
      <text:p text:style-name="P1">echo -e "$(grep $KEY $DBFILE | tr ":" " ")\n" </text:p>
      <text:p text:style-name="P1"/>
      <text:p text:style-name="P1">Begin else statement: </text:p>
      <text:p text:style-name="P1">else </text:p>
      <text:p text:style-name="P1"/>
      <text:p text:style-name="P1">Prints error message if no record containing KEY is found: </text:p>
      <text:p text:style-name="P1">echo "No records containing '$KEY'." </text:p>
      <text:p text:style-name="P1"/>
      <text:p text:style-name="P1">Exits script and sets exit status to 0 (success): </text:p>
      <text:p text:style-name="P1">exit 0 </text:p>
      <text:p text:style-name="P1"/>
      <text:p text:style-name="P1">Ends if-else statement: </text:p>
      <text:p text:style-name="P1">fi </text:p>
      <text:p text:style-name="P1">} </text:p>
      <text:p text:style-name="P1"/>
      <text:p text:style-name="P1"><text:soft-page-break/>Runs findRecord function: </text:p>
      <text:p text:style-name="P1">findRecord </text:p>
      <text:p text:style-name="P1"/>
      <text:p text:style-name="P1"/>
      <text:p text:style-name="P1"/>
      <text:p text:style-name="P1">Example “contactlist.txt” used in testing: </text:p>
      <text:p text:style-name="P1">*insert screenshot of contactlist.txt* </text:p>
      <text:p text:style-name="P1"/>
      <text:p text:style-name="P1">1) *insert screenshot of search with one record match* </text:p>
      <text:p text:style-name="P1"/>
      <text:p text:style-name="P1">2) *insert screenshot of search with multiple record match* </text:p>
      <text:p text:style-name="P1"/>
      <text:p text:style-name="P1">3) *insert screenshot of search with no record mat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Liberation Mono', Menlo, Courier,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9:12:38.462309235</meta:creation-date>
    <dc:date>2016-02-29T21:18:36.536319438</dc:date>
    <meta:editing-duration>PT7M1S</meta:editing-duration>
    <meta:editing-cycles>2</meta:editing-cycles>
    <meta:generator>LibreOffice/4.2.8.2$Linux_X86_64 LibreOffice_project/420m0$Build-2</meta:generator>
    <meta:document-statistic meta:table-count="0" meta:image-count="0" meta:object-count="0" meta:page-count="5" meta:paragraph-count="86" meta:word-count="1151" meta:character-count="6976" meta:non-whitespace-character-count="5832"/>
  </office:meta>
</office:document-meta>
</file>